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Noto Sans Mono CJK SC" svg:font-family="'Noto Sans Mono CJK SC'" style:font-family-generic="modern" style:font-pitch="fixed"/>
    <style:font-face style:name="Sahel2" svg:font-family="Sahel" style:font-pitch="variable"/>
    <style:font-face style:name="Sahel1" svg:font-family="Sahel" style:font-adornments="Book" style:font-pitch="variable"/>
    <style:font-face style:name="Sahel" svg:font-family="Sahel" style:font-adornments="Regular" style:font-pitch="variable"/>
    <style:font-face style:name="Vazir" svg:font-family="Vazir" style:font-adornments="Italic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4278in" table:align="margins" style:writing-mode="rl-tb"/>
    </style:style>
    <style:style style:name="Table1.A" style:family="table-column">
      <style:table-column-properties style:column-width="2.7417in" style:rel-column-width="3949*"/>
    </style:style>
    <style:style style:name="Table1.B" style:family="table-column">
      <style:table-column-properties style:column-width="4.6861in" style:rel-column-width="6750*"/>
    </style:style>
    <style:style style:name="Table1.A1" style:family="table-cell">
      <style:table-cell-properties fo:padding="0.0382in" fo:border-left="0.5pt solid #ebebeb" fo:border-right="none" fo:border-top="0.5pt solid #ebebeb" fo:border-bottom="0.5pt solid #ebebeb"/>
    </style:style>
    <style:style style:name="Table1.B1" style:family="table-cell">
      <style:table-cell-properties fo:padding="0.0382in" fo:border="0.5pt solid #ebebeb"/>
    </style:style>
    <style:style style:name="Table1.A2" style:family="table-cell">
      <style:table-cell-properties fo:padding="0.0382in" fo:border-left="0.5pt solid #ebebeb" fo:border-right="none" fo:border-top="none" fo:border-bottom="0.5pt solid #ebebeb"/>
    </style:style>
    <style:style style:name="Table1.B2" style:family="table-cell">
      <style:table-cell-properties fo:padding="0.0382in" fo:border-left="0.5pt solid #ebebeb" fo:border-right="0.5pt solid #ebebeb" fo:border-top="none" fo:border-bottom="0.5pt solid #ebebeb"/>
    </style:style>
    <style:style style:name="P1" style:family="paragraph" style:parent-style-name="Preformatted_20_Text">
      <style:text-properties officeooo:rsid="001bd425" officeooo:paragraph-rsid="001bd425"/>
    </style:style>
    <style:style style:name="P2" style:family="paragraph" style:parent-style-name="Preformatted_20_Text">
      <style:paragraph-properties fo:text-align="start" style:justify-single-word="false" style:writing-mode="lr-tb"/>
      <style:text-properties officeooo:paragraph-rsid="00398b45"/>
    </style:style>
    <style:style style:name="P3" style:family="paragraph" style:parent-style-name="Table_20_Contents">
      <style:paragraph-properties fo:text-align="start" style:justify-single-word="false" style:writing-mode="lr-tb"/>
      <style:text-properties officeooo:rsid="001a06f4" officeooo:paragraph-rsid="001a06f4"/>
    </style:style>
    <style:style style:name="P4" style:family="paragraph" style:parent-style-name="Table_20_Contents">
      <style:paragraph-properties fo:text-align="end" style:justify-single-word="false" style:writing-mode="rl-tb"/>
      <style:text-properties fo:font-weight="bold" officeooo:rsid="003ed251" officeooo:paragraph-rsid="003ed251" style:font-weight-asian="bold" style:font-weight-complex="bold"/>
    </style:style>
    <style:style style:name="P5" style:family="paragraph" style:parent-style-name="Preformatted_20_Text">
      <style:paragraph-properties fo:text-align="end" style:justify-single-word="false" style:writing-mode="rl-tb"/>
      <style:text-properties officeooo:rsid="00398b45" officeooo:paragraph-rsid="00398b45"/>
    </style:style>
    <style:style style:name="P6" style:family="paragraph" style:parent-style-name="Table_20_Contents">
      <style:text-properties officeooo:rsid="001a06f4" officeooo:paragraph-rsid="001a06f4"/>
    </style:style>
    <style:style style:name="P7" style:family="paragraph" style:parent-style-name="Table_20_Contents">
      <style:text-properties fo:font-weight="bold" officeooo:rsid="001a06f4" officeooo:paragraph-rsid="001a06f4" style:font-weight-asian="bold" style:font-weight-complex="bold"/>
    </style:style>
    <style:style style:name="P8" style:family="paragraph" style:parent-style-name="Table_20_Contents">
      <style:text-properties fo:font-weight="bold" officeooo:rsid="003ed251" officeooo:paragraph-rsid="003ed251" style:font-weight-asian="bold" style:font-weight-complex="bold"/>
    </style:style>
    <style:style style:name="P9" style:family="paragraph" style:parent-style-name="Table_20_Contents">
      <style:text-properties officeooo:paragraph-rsid="003ed251"/>
    </style:style>
    <style:style style:name="P10" style:family="paragraph" style:parent-style-name="Text_20_body">
      <style:text-properties officeooo:paragraph-rsid="004abb9f"/>
    </style:style>
    <style:style style:name="P11" style:family="paragraph" style:parent-style-name="Table_20_Contents">
      <style:paragraph-properties fo:text-align="start" style:justify-single-word="false" style:writing-mode="lr-tb"/>
      <style:text-properties style:font-name="Sahel" officeooo:rsid="0055c922" officeooo:paragraph-rsid="0055c922" style:font-name-complex="Sahel1" style:font-weight-complex="100"/>
    </style:style>
    <style:style style:name="P12" style:family="paragraph" style:parent-style-name="Heading_20_1">
      <style:text-properties officeooo:paragraph-rsid="00423d02"/>
    </style:style>
    <style:style style:name="P13" style:family="paragraph" style:parent-style-name="Text_20_body" style:list-style-name="L1">
      <style:text-properties officeooo:paragraph-rsid="002bf331"/>
    </style:style>
    <style:style style:name="P14" style:family="paragraph" style:parent-style-name="Text_20_body" style:list-style-name="L1">
      <style:text-properties officeooo:paragraph-rsid="0051f2f6"/>
    </style:style>
    <style:style style:name="P15" style:family="paragraph" style:parent-style-name="Text_20_body" style:list-style-name="L1">
      <style:text-properties officeooo:paragraph-rsid="001b28a7"/>
    </style:style>
    <style:style style:name="P16" style:family="paragraph" style:parent-style-name="Text_20_body" style:list-style-name="L1">
      <style:text-properties fo:font-weight="bold" officeooo:rsid="0051f2f6" officeooo:paragraph-rsid="0051f2f6" style:font-weight-asian="bold" style:font-weight-complex="bold"/>
    </style:style>
    <style:style style:name="P17" style:family="paragraph" style:parent-style-name="Text_20_body" style:list-style-name="L9">
      <style:text-properties fo:font-weight="bold" officeooo:rsid="003cee61" officeooo:paragraph-rsid="003cee61" style:font-weight-asian="bold" style:font-weight-complex="bold"/>
    </style:style>
    <style:style style:name="P18" style:family="paragraph" style:parent-style-name="Text_20_body" style:list-style-name="L9">
      <style:text-properties fo:font-weight="bold" officeooo:rsid="003d9ba1" officeooo:paragraph-rsid="003d9ba1" style:font-weight-asian="bold" style:font-weight-complex="bold"/>
    </style:style>
    <style:style style:name="P19" style:family="paragraph" style:parent-style-name="Text_20_body" style:list-style-name="L2">
      <style:text-properties officeooo:paragraph-rsid="00423d02"/>
    </style:style>
    <style:style style:name="P20" style:family="paragraph" style:parent-style-name="Text_20_body" style:list-style-name="L2">
      <style:text-properties officeooo:rsid="001dacf1" officeooo:paragraph-rsid="00423d02"/>
    </style:style>
    <style:style style:name="P21" style:family="paragraph" style:parent-style-name="Text_20_body" style:list-style-name="L8">
      <style:text-properties officeooo:rsid="001dacf1" officeooo:paragraph-rsid="001dacf1"/>
    </style:style>
    <style:style style:name="P22" style:family="paragraph" style:parent-style-name="Text_20_body" style:list-style-name="L3">
      <style:text-properties officeooo:paragraph-rsid="001bd425"/>
    </style:style>
    <style:style style:name="P23" style:family="paragraph" style:parent-style-name="Text_20_body" style:list-style-name="L3">
      <style:text-properties officeooo:paragraph-rsid="004e5723"/>
    </style:style>
    <style:style style:name="P24" style:family="paragraph" style:parent-style-name="Text_20_body" style:list-style-name="L3">
      <style:text-properties officeooo:paragraph-rsid="002e51ef"/>
    </style:style>
    <style:style style:name="P25" style:family="paragraph" style:parent-style-name="Text_20_body" style:list-style-name="L4">
      <style:text-properties officeooo:paragraph-rsid="003a99fe"/>
    </style:style>
    <style:style style:name="P26" style:family="paragraph" style:parent-style-name="Text_20_body" style:list-style-name="L5">
      <style:text-properties style:font-name="Sahel" officeooo:rsid="001dacf1" officeooo:paragraph-rsid="001dacf1" style:font-name-complex="Sahel1" style:font-weight-complex="100"/>
    </style:style>
    <style:style style:name="P27" style:family="paragraph" style:parent-style-name="Text_20_body" style:list-style-name="L5">
      <style:text-properties style:font-name="Sahel" officeooo:rsid="0020eb2a" officeooo:paragraph-rsid="0020eb2a" style:font-name-complex="Sahel1" style:font-weight-complex="100"/>
    </style:style>
    <style:style style:name="P28" style:family="paragraph" style:parent-style-name="Text_20_body" style:list-style-name="L6">
      <style:text-properties officeooo:paragraph-rsid="001dacf1"/>
    </style:style>
    <style:style style:name="P29" style:family="paragraph" style:parent-style-name="Text_20_body" style:list-style-name="L7">
      <style:text-properties officeooo:rsid="003db8e7" officeooo:paragraph-rsid="003db8e7"/>
    </style:style>
    <style:style style:name="P30" style:family="paragraph" style:parent-style-name="Text_20_body" style:list-style-name="L9">
      <style:text-properties officeooo:paragraph-rsid="003cee61"/>
    </style:style>
    <style:style style:name="P31" style:family="paragraph" style:parent-style-name="Text_20_body" style:list-style-name="L9">
      <style:text-properties officeooo:paragraph-rsid="003d9ba1"/>
    </style:style>
    <style:style style:name="P32" style:family="paragraph" style:parent-style-name="Text_20_body" style:list-style-name="L9">
      <style:text-properties officeooo:rsid="003cee61" officeooo:paragraph-rsid="003cee61"/>
    </style:style>
    <style:style style:name="P33" style:family="paragraph" style:parent-style-name="Text_20_body" style:list-style-name="L9">
      <style:text-properties officeooo:rsid="003d9ba1" officeooo:paragraph-rsid="003d9ba1"/>
    </style:style>
    <style:style style:name="T1" style:family="text">
      <style:text-properties officeooo:rsid="001b28a7"/>
    </style:style>
    <style:style style:name="T2" style:family="text">
      <style:text-properties style:font-name="Sahel" officeooo:rsid="001b28a7" style:font-name-complex="Sahel1" style:font-weight-complex="100"/>
    </style:style>
    <style:style style:name="T3" style:family="text">
      <style:text-properties style:font-name="Sahel" officeooo:rsid="0020eb2a" style:font-name-complex="Sahel1" style:font-weight-complex="100"/>
    </style:style>
    <style:style style:name="T4" style:family="text">
      <style:text-properties style:font-name="Sahel" officeooo:rsid="002337b6" style:font-name-complex="Sahel1" style:font-weight-complex="100"/>
    </style:style>
    <style:style style:name="T5" style:family="text">
      <style:text-properties style:font-name="Sahel" officeooo:rsid="003cee61" style:font-name-complex="Sahel1" style:font-weight-complex="100"/>
    </style:style>
    <style:style style:name="T6" style:family="text">
      <style:text-properties style:font-name="Sahel" officeooo:rsid="003d9ba1" style:font-name-complex="Sahel1" style:font-weight-complex="100"/>
    </style:style>
    <style:style style:name="T7" style:family="text">
      <style:text-properties style:font-name="Sahel" officeooo:rsid="0042dbe9" style:font-name-complex="Sahel1" style:font-weight-complex="100"/>
    </style:style>
    <style:style style:name="T8" style:family="text">
      <style:text-properties style:font-name="Sahel" officeooo:rsid="0044a4fe" style:font-name-complex="Sahel1" style:font-weight-complex="100"/>
    </style:style>
    <style:style style:name="T9" style:family="text">
      <style:text-properties style:font-name="Sahel" officeooo:rsid="004bc531" style:font-name-complex="Sahel1" style:font-weight-complex="100"/>
    </style:style>
    <style:style style:name="T10" style:family="text">
      <style:text-properties style:font-name="Sahel" officeooo:rsid="004c300f" style:font-name-complex="Sahel1" style:font-weight-complex="100"/>
    </style:style>
    <style:style style:name="T11" style:family="text">
      <style:text-properties style:font-name="Sahel" officeooo:rsid="004f3abb" style:font-name-complex="Sahel1" style:font-weight-complex="100"/>
    </style:style>
    <style:style style:name="T12" style:family="text">
      <style:text-properties style:font-name="Sahel" officeooo:rsid="00543a1a" style:font-name-complex="Sahel1" style:font-weight-complex="100"/>
    </style:style>
    <style:style style:name="T13" style:family="text">
      <style:text-properties style:font-name="Sahel" officeooo:rsid="0055c922" style:font-name-complex="Sahel1" style:font-weight-complex="100"/>
    </style:style>
    <style:style style:name="T14" style:family="text">
      <style:text-properties style:font-name="Sahel" officeooo:rsid="0056731e" style:font-name-complex="Sahel1" style:font-weight-complex="100"/>
    </style:style>
    <style:style style:name="T15" style:family="text">
      <style:text-properties style:font-name="Sahel" fo:font-style="italic" officeooo:rsid="004bc531" style:font-style-asian="italic" style:font-name-complex="Sahel1" style:font-style-complex="italic" style:font-weight-complex="100"/>
    </style:style>
    <style:style style:name="T16" style:family="text">
      <style:text-properties style:font-name="Sahel" fo:font-weight="normal" officeooo:rsid="004e5723" style:font-weight-asian="normal" style:font-name-complex="Sahel1" style:font-weight-complex="normal"/>
    </style:style>
    <style:style style:name="T17" style:family="text">
      <style:text-properties style:font-name="Sahel" fo:font-weight="normal" officeooo:rsid="0055c922" style:font-weight-asian="normal" style:font-name-complex="Sahel1" style:font-weight-complex="normal"/>
    </style:style>
    <style:style style:name="T18" style:family="text">
      <style:text-properties style:font-name="Sahel" fo:font-weight="bold" officeooo:rsid="0055c922" style:font-weight-asian="bold" style:font-name-complex="Sahel1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1b28a7" style:font-weight-asian="bold" style:font-weight-complex="bold"/>
    </style:style>
    <style:style style:name="T21" style:family="text">
      <style:text-properties fo:font-weight="bold" officeooo:rsid="001dacf1" style:font-weight-asian="bold" style:font-weight-complex="bold"/>
    </style:style>
    <style:style style:name="T22" style:family="text">
      <style:text-properties fo:font-weight="bold" officeooo:rsid="00226e17" style:font-weight-asian="bold" style:font-weight-complex="bold"/>
    </style:style>
    <style:style style:name="T23" style:family="text">
      <style:text-properties fo:font-weight="bold" officeooo:rsid="001bd425" style:font-weight-asian="bold" style:font-weight-complex="bold"/>
    </style:style>
    <style:style style:name="T24" style:family="text">
      <style:text-properties fo:font-weight="bold" officeooo:rsid="004bc531" style:font-weight-asian="bold" style:font-weight-complex="bold"/>
    </style:style>
    <style:style style:name="T25" style:family="text">
      <style:text-properties fo:font-weight="bold" officeooo:rsid="0055c922" style:font-weight-asian="bold" style:font-weight-complex="bold"/>
    </style:style>
    <style:style style:name="T26" style:family="text">
      <style:text-properties fo:font-weight="bold" officeooo:rsid="002e51ef" style:font-weight-asian="bold" style:font-weight-complex="bold"/>
    </style:style>
    <style:style style:name="T27" style:family="text">
      <style:text-properties fo:font-weight="bold" officeooo:rsid="003d9ba1" style:font-weight-asian="bold" style:font-weight-complex="bold"/>
    </style:style>
    <style:style style:name="T28" style:family="text">
      <style:text-properties officeooo:rsid="001dacf1"/>
    </style:style>
    <style:style style:name="T29" style:family="text">
      <style:text-properties officeooo:rsid="001ef140"/>
    </style:style>
    <style:style style:name="T30" style:family="text">
      <style:text-properties officeooo:rsid="0020eb2a"/>
    </style:style>
    <style:style style:name="T31" style:family="text">
      <style:text-properties officeooo:rsid="00226e17"/>
    </style:style>
    <style:style style:name="T32" style:family="text">
      <style:text-properties officeooo:rsid="0023d8b3"/>
    </style:style>
    <style:style style:name="T33" style:family="text">
      <style:text-properties officeooo:rsid="002bf331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2f386d" style:font-weight-asian="normal" style:font-weight-complex="normal"/>
    </style:style>
    <style:style style:name="T36" style:family="text">
      <style:text-properties fo:font-weight="normal" officeooo:rsid="0030f16f" style:font-weight-asian="normal" style:font-weight-complex="normal"/>
    </style:style>
    <style:style style:name="T37" style:family="text">
      <style:text-properties fo:font-weight="normal" officeooo:rsid="0032825e" style:font-weight-asian="normal" style:font-weight-complex="normal"/>
    </style:style>
    <style:style style:name="T38" style:family="text">
      <style:text-properties fo:font-weight="normal" officeooo:rsid="004e5723" style:font-weight-asian="normal" style:font-weight-complex="normal"/>
    </style:style>
    <style:style style:name="T39" style:family="text">
      <style:text-properties fo:font-weight="normal" officeooo:rsid="0055c922" style:font-weight-asian="normal" style:font-weight-complex="normal"/>
    </style:style>
    <style:style style:name="T40" style:family="text">
      <style:text-properties fo:font-weight="normal" officeooo:rsid="002e51ef" style:font-weight-asian="normal" style:font-weight-complex="normal"/>
    </style:style>
    <style:style style:name="T41" style:family="text">
      <style:text-properties officeooo:rsid="00327bc7"/>
    </style:style>
    <style:style style:name="T42" style:family="text">
      <style:text-properties officeooo:rsid="0036632a"/>
    </style:style>
    <style:style style:name="T43" style:family="text">
      <style:text-properties officeooo:rsid="0038759b"/>
    </style:style>
    <style:style style:name="T44" style:family="text">
      <style:text-properties officeooo:rsid="003cee61"/>
    </style:style>
    <style:style style:name="T45" style:family="text">
      <style:text-properties officeooo:rsid="003d9ba1"/>
    </style:style>
    <style:style style:name="T46" style:family="text">
      <style:text-properties officeooo:rsid="003ed251"/>
    </style:style>
    <style:style style:name="T47" style:family="text">
      <style:text-properties officeooo:rsid="002337b6"/>
    </style:style>
    <style:style style:name="T48" style:family="text">
      <style:text-properties officeooo:rsid="0047fecb"/>
    </style:style>
    <style:style style:name="T49" style:family="text">
      <style:text-properties officeooo:rsid="004abb9f"/>
    </style:style>
    <style:style style:name="T50" style:family="text">
      <style:text-properties officeooo:rsid="004bc531"/>
    </style:style>
    <style:style style:name="T51" style:family="text">
      <style:text-properties officeooo:rsid="001bd425"/>
    </style:style>
    <style:style style:name="T52" style:family="text">
      <style:text-properties officeooo:rsid="004c300f"/>
    </style:style>
    <style:style style:name="T53" style:family="text">
      <style:text-properties officeooo:rsid="004c58da"/>
    </style:style>
    <style:style style:name="T54" style:family="text">
      <style:text-properties officeooo:rsid="0053a256"/>
    </style:style>
    <style:style style:name="T55" style:family="text">
      <style:text-properties officeooo:rsid="003a99fe"/>
    </style:style>
    <style:style style:name="T56" style:family="text">
      <style:text-properties officeooo:rsid="0055c922"/>
    </style:style>
    <style:style style:name="T57" style:family="text">
      <style:text-properties officeooo:rsid="001a06f4"/>
    </style:style>
    <style:style style:name="T58" style:family="text">
      <style:text-properties officeooo:rsid="0051f2f6"/>
    </style:style>
    <style:style style:name="T59" style:family="text">
      <style:text-properties officeooo:rsid="0056731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✔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محمدرضا طیبی</text:p>
      <table:table table:name="Table1" table:style-name="Table1">
        <table:table-column table:style-name="Table1.A"/>
        <table:table-column table:style-name="Table1.B"/>
        <table:table-row table:style-name="TableLine94640724870192">
          <table:table-cell table:style-name="Table1.A1" office:value-type="string">
            <text:p text:style-name="P7">پست الکترونیک</text:p>
            <text:p text:style-name="P6"><text:a xlink:type="simple" xlink:href="mailto:smile@tyyi.net" text:style-name="Internet_20_link" text:visited-style-name="Visited_20_Internet_20_Link">smile@tyyi.net</text:a></text:p>
          </table:table-cell>
          <table:table-cell table:style-name="Table1.B1" office:value-type="string">
            <text:p text:style-name="P7">تلفن</text:p>
            <text:p text:style-name="P11">۰۹۱۲ ۰۹۸ ۲۲ ۷۶</text:p>
          </table:table-cell>
        </table:table-row>
        <table:table-row table:style-name="TableLine94640726049568">
          <table:table-cell table:style-name="Table1.A2" office:value-type="string">
            <text:p text:style-name="P8">وب‌سایت</text:p>
            <text:p text:style-name="P9"><text:a xlink:type="simple" xlink:href="http://kouy.ir/tayyebi" text:style-name="Internet_20_link" text:visited-style-name="Visited_20_Internet_20_Link"><text:span text:style-name="T46">www.tyyi.net</text:span></text:a></text:p>
          </table:table-cell>
          <table:table-cell table:style-name="Table1.B2" office:value-type="string">
            <text:p text:style-name="P4">لینکداین</text:p>
            <text:p text:style-name="P3"><text:a xlink:type="simple" xlink:href="https://www.linkedin.com/in/mohammadrezatayyebi/" text:style-name="Internet_20_link" text:visited-style-name="Visited_20_Internet_20_Link">https://www.linkedin.com/in/mohammadrezatayyebi/</text:a></text:p>
          </table:table-cell>
        </table:table-row>
      </table:table>
      <text:section text:style-name="Sect1" text:name="آخرین نسخه رزومه">
        <text:p text:style-name="Preformatted_20_Text">لطفاً برای دریافت آخرین نسخه‌ی رزومه به آدرس <text:a xlink:type="simple" xlink:href="http://kouy.ir/cv" text:style-name="Internet_20_link" text:visited-style-name="Visited_20_Internet_20_Link">http://kouy.ir/cv</text:a> مراجعه کنید. تاریخ به‌روز‌رسانی این سند: ۱۹ مهر ۱۴۰۰.</text:p>
      </text:section>
      <text:h text:style-name="Heading_20_1" text:outline-level="1">خلاصه</text:h>
      <text:p text:style-name="P10"><text:span text:style-name="T54">دانشجوی ارشد کسب و کار، </text:span><text:span text:style-name="T49">رقابت‌کننده ی بین‌المللی، قهرمان کشوری، و کارشناس مهندسی کامپیوتر با سابقه‌ی فعالیت در </text:span><text:span text:style-name="T11">بخش خصوصی</text:span><text:span text:style-name="T49">.</text:span></text:p>
      <text:h text:style-name="Heading_20_1" text:outline-level="1">تحصیلات</text:h>
      <text:list xml:id="list1235015678" text:style-name="L1">
        <text:list-item>
          <text:p text:style-name="P16">کارشناسی ارشد</text:p>
          <text:p text:style-name="P14"><text:span text:style-name="T58">دانشگاه صنعتی خواجه نصیر‌الدین طوسی؛ رشته‌ی مدیریت کسب و کار، گرایش بازاریابی (</text:span><text:span text:style-name="T13">۱۴۰۰</text:span><text:span text:style-name="T58"> تا </text:span><text:span text:style-name="T13">۱۴۰۲</text:span><text:span text:style-name="T58">)</text:span></text:p>
        </text:list-item>
        <text:list-item>
          <text:p text:style-name="P13"><text:span text:style-name="T20">کارشناسی<text:line-break/></text:span><text:span text:style-name="T1">دانشگاه بوعلی سینا؛ </text:span><text:span text:style-name="T2">رشته‌ی مهندسی</text:span><text:span text:style-name="T1"> کامپیوتر، گرایش فناوری اطلاعات </text:span><text:span text:style-name="T48">(</text:span><text:span text:style-name="T13">۱۳۹۵</text:span><text:span text:style-name="T48"> تا </text:span><text:span text:style-name="T13">۱۳۹۹</text:span><text:span text:style-name="T48">)</text:span><text:span text:style-name="T1"><text:line-break/></text:span><text:span text:style-name="T33">پ</text:span><text:span text:style-name="T1">روژه‌ی پایانی: پیاده‌سازی جهارچوب واسط برنامه‌نویسی کاربردی تحت وب<text:line-break/>مشاهده‌ی پروژه‌ی پایانی: </text:span><text:a xlink:type="simple" xlink:href="https://tayyebi.github.io/BASU-Final-Project-BSc" text:style-name="Internet_20_link" text:visited-style-name="Visited_20_Internet_20_Link"><text:span text:style-name="T1">https://tayyebi.github.io/BASU-Final-Project-BSc</text:span></text:a></text:p>
        </text:list-item>
        <text:list-item>
          <text:p text:style-name="P15"><text:span text:style-name="T20">دیپلم<text:line-break/></text:span><text:span text:style-name="T1"> دبیرستان مدنی؛ رشته‌ی ریاضی-فیزیک </text:span><text:span text:style-name="T48">(</text:span><text:span text:style-name="T13">۱۳۹۴</text:span><text:span text:style-name="T48">)</text:span></text:p>
        </text:list-item>
      </text:list>
      <text:section text:style-name="Sect1" text:name="توصیه‌نامه‌ها">
        <text:p text:style-name="Preformatted_20_Text">جهت مشاهده‌ی توصیه‌نامه‌ها به آدرس <text:a xlink:type="simple" xlink:href="http://kouy.ir/recommendation" text:style-name="Internet_20_link" text:visited-style-name="Visited_20_Internet_20_Link">http://kouy.ir/recommendation</text:a> مراجعه فرمایید.</text:p>
      </text:section>
      <text:h text:style-name="P12" text:outline-level="1">افتخارات</text:h>
      <text:list xml:id="list3744185836" text:style-name="L2">
        <text:list-item>
          <text:p text:style-name="P19"><text:span text:style-name="T21">مسابقات جهانی مهارت</text:span><text:span text:style-name="T28"><text:line-break/></text:span><text:span text:style-name="T3">مفتخر به رقابت </text:span><text:span text:style-name="T7">با </text:span><text:span text:style-name="T3"><text:s/></text:span><text:span text:style-name="T8">تن‌پوش</text:span><text:span text:style-name="T30"> تیم ملی ایران در رشته‌ی «فناوری اطلاعات - راه‌کاری‌های نرم‌افزاری برای تجارت» در چهل و چهارمین دوره‌ی مسابقات جهانی مهارت، شهر ابوظبی کشور امارات متحده‌ی عربی.<text:line-break/></text:span><text:span text:style-name="T47">(</text:span><text:span text:style-name="T13">۱۳۹۵</text:span><text:span text:style-name="T47">)</text:span></text:p>
        </text:list-item>
        <text:list-item>
          <text:p text:style-name="P19"><text:span text:style-name="T19">مسابقات ملی مهارت</text:span><text:span text:style-name="T28"><text:line-break/></text:span><text:span text:style-name="T30">کسب رتبه‌ی نخست و مدال طلای شانزدهمین دوره‌ی مسابقات ملی مهارت در رشته‌ی «راه‌کار‌های نرم‌افزاری برای تجارت» به عنوان برگزیده‌ی استان همدان.<text:line-break/></text:span><text:span text:style-name="T31">(</text:span><text:span text:style-name="T13">۱۳۹۴</text:span><text:span text:style-name="T31">)</text:span></text:p>
        </text:list-item>
        <text:list-item>
          <text:p text:style-name="P19"><text:soft-page-break/><text:span text:style-name="T21">جشنواره‌ی جوان خوارزمی</text:span><text:span text:style-name="T28"><text:line-break/></text:span><text:span text:style-name="T30">کسب رتبه‌ی سوم و تندیس شانزدهمین جشنواره‌ی جوان خوارزمی در بخش دانش‌آموزی در رشته‌ی کامپیوتر با مشارکت صدرصد در پروژه‌ی «سامانه‌ی احراز هویت مرکزی».<text:line-break/></text:span><text:span text:style-name="T4">(</text:span><text:span text:style-name="T13">۱۳۹۳</text:span><text:span text:style-name="T4">)</text:span></text:p>
        </text:list-item>
        <text:list-item>
          <text:p text:style-name="P20">جشنواره‌های موسیقی</text:p>
          <text:list>
            <text:list-item>
              <text:p text:style-name="P19"><text:span text:style-name="T22">جشنواره‌ی موسیقی فجر</text:span><text:span text:style-name="T31">، </text:span><text:span text:style-name="T42">رتبه‌ی دوم،</text:span><text:span text:style-name="T31"> گروه موسیقی آیین (</text:span><text:span text:style-name="T13">۱۳۹۴</text:span><text:span text:style-name="T31">)</text:span></text:p>
            </text:list-item>
            <text:list-item>
              <text:p text:style-name="P19"><text:span text:style-name="T22">جشنواره‌ی موسیقی نیایش</text:span><text:span text:style-name="T31">، </text:span><text:span text:style-name="T42">رتبه‌ی نخست،</text:span><text:span text:style-name="T31"> گروه موسیقی آیین (</text:span><text:span text:style-name="T13">۱۳۹۴</text:span><text:span text:style-name="T31">)</text:span></text:p>
            </text:list-item>
          </text:list>
        </text:list-item>
      </text:list>
      <text:h text:style-name="Heading_20_1" text:outline-level="1">سوابق حرفه‌ای</text:h>
      <text:list xml:id="list4286913456" text:style-name="L3">
        <text:list-item>
          <text:p text:style-name="P22"><text:span text:style-name="T23">برنامه‌نویس بک‌اند (دورکار)</text:span><text:span text:style-name="T51"><text:line-break/>گروه مستربلیط<text:line-break/></text:span><text:span text:style-name="T50">فعالیت: پیاده‌سازی برنامه‌هایی که به شرکت اجازه می‌دهد پایگاه‌های داده‌ی خود را به صورت لحظه‌ای به روز نگه‌دارند.<text:line-break/>(ژوئن تا مِی </text:span><text:span text:style-name="T13">۱۳۹۹</text:span><text:span text:style-name="T50">)</text:span></text:p>
        </text:list-item>
        <text:list-item>
          <text:p text:style-name="P22"><text:span text:style-name="T23">مدیر پروژ</text:span><text:span text:style-name="T21">ه‌های نرم‌افزار</text:span><text:span text:style-name="T24">ی </text:span><text:span text:style-name="T25">(</text:span><text:span text:style-name="T18">پیمانکار</text:span><text:span text:style-name="T25">)</text:span><text:span text:style-name="T51"><text:line-break/>شرکت آتی‌نت سینا پارسیان<text:line-break/></text:span><text:span text:style-name="T53">فعالیت: </text:span><text:span text:style-name="T15">تعهد عدم افشای اطلاعات</text:span><text:span text:style-name="T9">.<text:line-break/>(</text:span><text:span text:style-name="T13">۱۳۹۷</text:span><text:span text:style-name="T9"> تا </text:span><text:span text:style-name="T13">۱۳۹۹</text:span><text:span text:style-name="T9">)</text:span></text:p>
        </text:list-item>
        <text:list-item>
          <text:p text:style-name="P22"><text:span text:style-name="T23">برنامه‌نویس ارشد </text:span><text:span text:style-name="T25">(پیمانکار)</text:span><text:span text:style-name="T51"><text:line-break/>شرکت رایان الکترونیک اندیش هگمتانه<text:line-break/></text:span><text:span text:style-name="T52">فعالیت: پیاده‌سازی </text:span><text:span text:style-name="T10">پایگاه‌های داده و برنامه‌های وب و موبایل با موضوع ناوبری </text:span><text:span text:style-name="T52">و ترافیک شهری.</text:span><text:span text:style-name="T51"><text:line-break/></text:span><text:span text:style-name="T50">(</text:span><text:span text:style-name="T13">۱۳۹۷</text:span><text:span text:style-name="T50"> تا </text:span><text:span text:style-name="T13">۱۳۹۸</text:span><text:span text:style-name="T50">)</text:span></text:p>
        </text:list-item>
        <text:list-item>
          <text:p text:style-name="P22"><text:span text:style-name="T23">مشاور فناوری اطلاعات </text:span><text:span text:style-name="T25">(پیمانکار)</text:span><text:span text:style-name="T51"><text:line-break/>شرکت پلمپین صنعت<text:line-break/></text:span><text:span text:style-name="T52">فعالیت: مشاوره، نصب، طراحی، و پیاده‌سازی پروژه‌های فناوری اطلاعات.</text:span><text:span text:style-name="T51"><text:line-break/></text:span><text:span text:style-name="T41">(</text:span><text:span text:style-name="T13">۱۳۹۷</text:span><text:span text:style-name="T41"> تا اکنون)</text:span></text:p>
        </text:list-item>
        <text:list-item>
          <text:p text:style-name="P23"><text:span text:style-name="T23">برنامه‌نویس مستقل (Freelance)<text:line-break/></text:span><text:span text:style-name="T38">پیاده‌سازی </text:span><text:span text:style-name="T16">پروژه‌های</text:span><text:span text:style-name="T38"> وب، موبایل، و اینترنت اشیاء<text:line-break/>پیاده‌سازی پایگاه‌های داده<text:line-break/>عیب‌یابی سیستم‌های نرم‌افزاری<text:line-break/>مشاوره‌ی فناوری اطلاعات</text:span><text:span text:style-name="T23"><text:line-break/></text:span><text:span text:style-name="T35">(</text:span><text:span text:style-name="T17">۱۳۹۳</text:span><text:span text:style-name="T35"> تا </text:span><text:span text:style-name="T36">اک</text:span><text:span text:style-name="T35">نون)</text:span></text:p>
        </text:list-item>
        <text:list-item>
          <text:p text:style-name="P24"><text:soft-page-break/><text:span text:style-name="T26">مسول امور رایانه </text:span><text:span text:style-name="T25">(کارآموز)</text:span><text:span text:style-name="T26"><text:line-break/></text:span><text:span text:style-name="T40">نشر رو</text:span><text:span text:style-name="T37">ز</text:span><text:span text:style-name="T40">اندیش<text:line-break/>(تابستان </text:span><text:span text:style-name="T17">۱۳۹۱</text:span><text:span text:style-name="T40">)</text:span></text:p>
        </text:list-item>
      </text:list>
      <text:section text:style-name="Sect1" text:name="وضعیت بیمه">
        <text:p text:style-name="Preformatted_20_Text">وضعیت بیمه به صورت خویش فرما از بهمن‌ماه سال ۱۳۹۹ است.</text:p>
      </text:section>
      <text:section text:style-name="Sect1" text:name="Section1">
        <text:p text:style-name="P1">جهت مشاهده‌ی توصیه‌نامه‌ها به آدرس <text:a xlink:type="simple" xlink:href="http://kouy.ir/recommendation" text:style-name="Internet_20_link" text:visited-style-name="Visited_20_Internet_20_Link">http://kouy.ir/recommendation</text:a> مراجعه فرمایید.</text:p>
      </text:section>
      <text:h text:style-name="Heading_20_1" text:outline-level="1">سوابق تدریس</text:h>
      <text:list xml:id="list3875783868" text:style-name="L4">
        <text:list-item>
          <text:p text:style-name="P25"><text:span text:style-name="T55">دارنده‌ی کارت مربی‌گری مهارت‌های رشته‌ی کامپیوتر سازمان فنی و حرفه‌ای از سال </text:span><text:span text:style-name="T14">۱۳۹۴</text:span><text:span text:style-name="T55">.</text:span></text:p>
        </text:list-item>
      </text:list>
      <text:list xml:id="list3904123983" text:style-name="L5">
        <text:list-item>
          <text:p text:style-name="P26">انجمن علمی مهندسی کامپیوتر دانشگاه بوعلی سینا، دانشکده‌ی فنی و مهندسی؛</text:p>
        </text:list-item>
        <text:list-item>
          <text:p text:style-name="P26">انجمن علمی مهندسی فناوری اطلاعات دانشگاه بوعلی سینا، دانشکده‌ی فنی تویسرکان؛</text:p>
        </text:list-item>
        <text:list-item>
          <text:p text:style-name="P27">مجتمع آموزشی خواجه‌نصیر، آموزش‌گاه آزاد فنی و حرفه‌ای؛</text:p>
        </text:list-item>
      </text:list>
      <text:h text:style-name="Heading_20_1" text:outline-level="1">فعالیت‌های داوطلبانه</text:h>
      <text:list xml:id="list614312185" text:style-name="L6">
        <text:list-item>
          <text:p text:style-name="P28"><text:span text:style-name="T21">ساریاب</text:span><text:span text:style-name="T28"><text:line-break/></text:span><text:span text:style-name="T29">بنیان‌گذار، مدیر، طراح محصول، برنامه‌نویس، و سردبیر<text:line-break/></text:span><text:a xlink:type="simple" xlink:href="http://sariab.ir/" text:style-name="Internet_20_link" text:visited-style-name="Visited_20_Internet_20_Link"><text:span text:style-name="T29">http://sariab.ir</text:span></text:a></text:p>
        </text:list-item>
      </text:list>
      <text:h text:style-name="Heading_20_1" text:outline-level="1">مهارت‌ها</text:h>
      <text:h text:style-name="Heading_20_1" text:outline-level="1">شرکت در دوره‌ها</text:h>
      <text:list xml:id="list869677047" text:style-name="L7">
        <text:list-item>
          <text:p text:style-name="P29">مهندس در توسعه‌ی وب‌های Enterprise با ASP.NET،<text:line-break/>سازمان فنی و حرفه‌ای<text:line-break/>نمره: ۷۲ از ۱۰۰</text:p>
        </text:list-item>
      </text:list>
      <text:h text:style-name="Heading_20_1" text:outline-level="1">زبان‌ها</text:h>
      <text:list xml:id="list2989954263" text:style-name="L8">
        <text:list-item>
          <text:p text:style-name="P21"><text:span text:style-name="T19">فارسی</text:span><text:span text:style-name="T34"> </text:span><text:span text:style-name="T43">(</text:span><text:span text:style-name="T32">زبان مادری</text:span><text:span text:style-name="T43">)</text:span></text:p>
        </text:list-item>
        <text:list-item>
          <text:p text:style-name="P21"><text:span text:style-name="T19">انگلیسی</text:span><text:span text:style-name="T34"> </text:span><text:span text:style-name="T43">(</text:span><text:span text:style-name="T32">مسلط</text:span><text:span text:style-name="T43">)</text:span></text:p>
        </text:list-item>
      </text:list>
      <text:h text:style-name="Heading_20_1" text:outline-level="1">مهارت‌های نرم</text:h>
      <text:h text:style-name="Heading_20_1" text:outline-level="1">فعالیت‌های جانبی و سرگرمی</text:h>
      <text:list xml:id="list3754612405" text:style-name="L9">
        <text:list-item>
          <text:p text:style-name="P17">موسیقی</text:p>
          <text:list>
            <text:list-item>
              <text:p text:style-name="P30"><text:soft-page-break/><text:span text:style-name="T44">نوازنده‌ی ساز قانون، گروه موسیقی آیین (</text:span><text:span text:style-name="T14">۱۳۹۵</text:span><text:span text:style-name="T44"> تا </text:span><text:span text:style-name="T5">اکنون</text:span><text:span text:style-name="T44">)</text:span></text:p>
            </text:list-item>
            <text:list-item>
              <text:p text:style-name="P30"><text:span text:style-name="T44">نوازنده‌ی ساز قانون، ارکستر موسیقی الوند (</text:span><text:span text:style-name="T14">۱۳۹۳</text:span><text:span text:style-name="T44"> تا </text:span><text:span text:style-name="T14">۱۳۹۵</text:span><text:span text:style-name="T44">)</text:span></text:p>
            </text:list-item>
          </text:list>
        </text:list-item>
        <text:list-item>
          <text:p text:style-name="P32"><text:span text:style-name="T19">اخترشناسی</text:span><text:line-break/>رصدگر آسمان شب، مرکز اخترشناسی ابن‌صلاح همدانی (<text:span text:style-name="T59">۱۳۹۸</text:span> تا اکنون)</text:p>
        </text:list-item>
        <text:list-item>
          <text:p text:style-name="P31"><text:span text:style-name="T27">دیجیتال مارکتینگ</text:span><text:span text:style-name="T45"><text:line-break/>تدوین چند رسانه‌ای، طراحی نشان و نام‌واره، ضبط و تولید پادکست، توسعه محتوا (</text:span><text:span text:style-name="T14">۱۳۹۱</text:span><text:span text:style-name="T45"> تا اکنون)</text:span></text:p>
          <text:list>
            <text:list-item>
              <text:p text:style-name="P33">اینستاگرام: <text:a xlink:type="simple" xlink:href="https://www.instagram.com/tyyinet/" text:style-name="Internet_20_link" text:visited-style-name="Visited_20_Internet_20_Link">https://www.instagram.com/tyyinet/</text:a></text:p>
            </text:list-item>
            <text:list-item>
              <text:p text:style-name="P33">یوتوب: <text:a xlink:type="simple" xlink:href="https://www.youtube.com/c/MohammadRezaTayyebi" text:style-name="Internet_20_link" text:visited-style-name="Visited_20_Internet_20_Link">https://www.youtube.com/c/MohammadRezaTayyebi</text:a></text:p>
            </text:list-item>
            <text:list-item>
              <text:p text:style-name="P33">پونیشا: <text:a xlink:type="simple" xlink:href="https://ponisha.ir/profile/tayyebi" text:style-name="Internet_20_link" text:visited-style-name="Visited_20_Internet_20_Link">https://ponisha.ir/profile/tayyebi</text:a></text:p>
            </text:list-item>
            <text:list-item>
              <text:p text:style-name="P31"><text:span text:style-name="T45">جامعه‌ی </text:span><text:span text:style-name="T6">دِو</text:span><text:span text:style-name="T45">: </text:span><text:a xlink:type="simple" xlink:href="https://dev.to/tayyebi" text:style-name="Internet_20_link" text:visited-style-name="Visited_20_Internet_20_Link"><text:span text:style-name="T45">https://dev.to/tayyebi</text:span></text:a></text:p>
            </text:list-item>
          </text:list>
        </text:list-item>
        <text:list-item>
          <text:p text:style-name="P33"><text:span text:style-name="T19">بازارهای مالی و رمزارز‌ها</text:span><text:line-break/>پیاده‌سازی روبات‌های بورس و بازارجهانی و برنامه‌نویسی برای پلتفرم‌های مختلف معامله‌گری (۲۰۱۹ تا اکنون)</text:p>
          <text:list>
            <text:list-item>
              <text:p text:style-name="P33">تریدینگ‌ویو: <text:a xlink:type="simple" xlink:href="https://tradingview.com/u/tayyebi" text:style-name="Internet_20_link" text:visited-style-name="Visited_20_Internet_20_Link">https://tradingview.com/u/tayyebi</text:a></text:p>
            </text:list-item>
          </text:list>
        </text:list-item>
        <text:list-item>
          <text:p text:style-name="P18">هلال احمر</text:p>
          <text:list>
            <text:list-item>
              <text:p text:style-name="P33">دوره‌ی آنلاین رادیو اکتیو</text:p>
            </text:list-item>
          </text:list>
        </text:list-item>
      </text:list>
      <text:p text:style-name="Text_20_body"/>
      <text:section text:style-name="Sect1" text:name="آزمون‌های شخصیت شناسی">
        <text:p text:style-name="P5">تست‌های شخصیت شناسی</text:p>
        <text:p text:style-name="P2">MBTI: ENFJ-T</text:p>
      </text:section>
      <text:p text:style-name="Text_20_body">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Noto Sans Mono CJK SC" svg:font-family="'Noto Sans Mono CJK SC'" style:font-family-generic="modern" style:font-pitch="fixed"/>
    <style:font-face style:name="Sahel2" svg:font-family="Sahel" style:font-pitch="variable"/>
    <style:font-face style:name="Sahel1" svg:font-family="Sahel" style:font-adornments="Book" style:font-pitch="variable"/>
    <style:font-face style:name="Sahel" svg:font-family="Sahel" style:font-adornments="Regular" style:font-pitch="variable"/>
    <style:font-face style:name="Vazir" svg:font-family="Vazir" style:font-adornments="Italic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>
        <style:tab-stops/>
      </style:paragraph-properties>
      <style:text-properties style:font-name="Sahel" fo:font-family="Sahel" style:font-style-name="Regular" style:font-pitch="variable" style:font-name-complex="Sahel1" style:font-family-complex="Sahel" style:font-style-name-complex="Book" style:font-pitch-complex="variable" style:font-weight-complex="10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Sahel" fo:font-family="Sahel" style:font-style-name="Regular" style:font-pitch="variable" fo:font-size="14pt" style:font-name-asian="Noto Sans CJK SC" style:font-family-asian="'Noto Sans CJK SC'" style:font-family-generic-asian="system" style:font-pitch-asian="variable" style:font-size-asian="14pt" style:font-name-complex="Sahel2" style:font-family-complex="Sahe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fo:color="#a9a9a9" style:font-name="Vazir" fo:font-family="Vazir" style:font-style-name="Italic" style:font-pitch="variable" fo:font-size="10pt" fo:font-style="normal" style:font-name-asian="Noto Sans Mono CJK SC" style:font-family-asian="'Noto Sans Mono CJK SC'" style:font-family-generic-asian="modern" style:font-pitch-asian="fixed" style:font-size-asian="10pt" style:font-name-complex="Vazir" style:font-family-complex="Vazir" style:font-style-name-complex="Italic" style:font-pitch-complex="variable" style:font-size-complex="10pt" style:font-style-complex="normal" style:font-weight-complex="normal"/>
    </style:style>
    <style:style style:name="Text" style:family="paragraph" style:parent-style-name="Caption" style:class="extra"/>
    <style:style style:name="Tabl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4in" fo:margin-bottom="0.4in" fo:margin-left="0.4in" fo:margin-right="0.4in" fo:border="none" fo:padding="0.0201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1T21:52:47.398636918</meta:creation-date>
    <dc:date>2022-02-13T11:46:22.525197703</dc:date>
    <meta:editing-duration>PT1H24M7S</meta:editing-duration>
    <meta:editing-cycles>60</meta:editing-cycles>
    <meta:generator>LibreOffice/6.4.7.2$Linux_X86_64 LibreOffice_project/40$Build-2</meta:generator>
    <meta:keyword>resume</meta:keyword>
    <meta:keyword>cv</meta:keyword>
    <meta:keyword>رزومه</meta:keyword>
    <meta:keyword>سوابق کاری</meta:keyword>
    <dc:subject>رزومه</dc:subject>
    <dc:title>رزومه‌ی محمدرضا طیبی</dc:title>
    <meta:document-statistic meta:table-count="1" meta:image-count="0" meta:object-count="0" meta:page-count="4" meta:paragraph-count="65" meta:word-count="573" meta:character-count="3698" meta:non-whitespace-character-count="3225"/>
  </office:meta>
</office:document-meta>
</file>